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alibri" fo:font-size="36pt" fo:font-weight="bold" style:font-name-asian="Calibri1" style:font-size-asian="36pt" style:font-weight-asian="bold" style:font-name-complex="Calibri1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36pt" fo:font-weight="bold" style:font-name-asian="Calibri1" style:font-size-asian="36pt" style:font-weight-asian="bold" style:font-name-complex="Calibri1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20pt" fo:font-weight="bold" style:font-name-asian="Calibri1" style:font-size-asian="20pt" style:font-weight-asian="bold" style:font-name-complex="Calibri1" style:font-size-complex="20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rsid="001bcdce" officeooo:paragraph-rsid="001bcdce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9" style:family="paragraph" style:parent-style-name="Preformatted_20_Text">
      <style:text-properties style:font-name="sans-serif" fo:font-size="13.5pt" style:font-name-asian="Noto Sans CJK SC Regular" style:font-size-asian="13.5pt" style:font-name-complex="FreeSans" style:font-size-complex="12pt"/>
    </style:style>
    <style:style style:name="P10" style:family="paragraph" style:parent-style-name="Preformatted_20_Text">
      <style:text-properties style:font-name="Calibri" fo:font-size="20pt" fo:font-weight="bold" style:font-size-asian="20pt" style:font-weight-asian="bold" style:font-name-complex="Calibri1" style:font-size-complex="20pt"/>
    </style:style>
    <style:style style:name="P11" style:family="paragraph" style:parent-style-name="Preformatted_20_Text">
      <style:text-properties style:font-name="Calibri" style:font-name-complex="Calibri1"/>
    </style:style>
    <style:style style:name="P12" style:family="paragraph" style:parent-style-name="Preformatted_20_Text">
      <style:paragraph-properties>
        <style:tab-stops>
          <style:tab-stop style:position="2.328cm"/>
        </style:tab-stops>
      </style:paragraph-properties>
      <style:text-properties style:font-name="Calibri" style:font-name-complex="Calibri1"/>
    </style:style>
    <style:style style:name="P13" style:family="paragraph" style:parent-style-name="Preformatted_20_Text">
      <style:text-properties style:font-name="Calibri" fo:font-size="12pt" style:font-size-asian="12pt" style:font-name-complex="Calibri1" style:font-size-complex="12pt"/>
    </style:style>
    <style:style style:name="P14" style:family="paragraph" style:parent-style-name="Preformatted_20_Text">
      <style:text-properties style:font-name="Calibri" style:text-underline-style="solid" style:text-underline-width="auto" style:text-underline-color="font-color" style:font-name-complex="Calibri1"/>
    </style:style>
    <style:style style:name="P15" style:family="paragraph" style:parent-style-name="Preformatted_20_Text" style:list-style-name="WWNum1">
      <style:text-properties officeooo:rsid="001d499e" officeooo:paragraph-rsid="001d499e"/>
    </style:style>
    <style:style style:name="P16" style:family="paragraph" style:parent-style-name="Preformatted_20_Text" style:list-style-name="WWNum1">
      <style:text-properties officeooo:rsid="001d5d87" officeooo:paragraph-rsid="001d5d87"/>
    </style:style>
    <style:style style:name="P17" style:family="paragraph" style:parent-style-name="Preformatted_20_Text" style:list-style-name="WWNum2">
      <style:text-properties officeooo:rsid="001d5d87"/>
    </style:style>
    <style:style style:name="P18" style:family="paragraph" style:parent-style-name="Preformatted_20_Text" style:list-style-name="WWNum2">
      <style:text-properties officeooo:rsid="001d5d87" officeooo:paragraph-rsid="001d5d87"/>
    </style:style>
    <style:style style:name="P19" style:family="paragraph" style:parent-style-name="Preformatted_20_Text" style:list-style-name="WWNum2">
      <style:text-properties officeooo:rsid="001effc1" officeooo:paragraph-rsid="001effc1"/>
    </style:style>
    <style:style style:name="P20" style:family="paragraph" style:parent-style-name="Preformatted_20_Text" style:list-style-name="WWNum1">
      <style:text-properties officeooo:rsid="00222c5e" officeooo:paragraph-rsid="00222c5e"/>
    </style:style>
    <style:style style:name="P21" style:family="paragraph" style:parent-style-name="Preformatted_20_Text">
      <style:text-properties officeooo:paragraph-rsid="0025eb3c"/>
    </style:style>
    <style:style style:name="P22" style:family="paragraph" style:parent-style-name="Preformatted_20_Text">
      <style:text-properties officeooo:paragraph-rsid="002647ba"/>
    </style:style>
    <style:style style:name="P23" style:family="paragraph" style:parent-style-name="Preformatted_20_Text" style:list-style-name="WWNum1">
      <style:text-properties officeooo:rsid="002725f2" officeooo:paragraph-rsid="002725f2"/>
    </style:style>
    <style:style style:name="P24" style:family="paragraph" style:parent-style-name="Preformatted_20_Text">
      <style:text-properties officeooo:paragraph-rsid="0028e6dc"/>
    </style:style>
    <style:style style:name="P25" style:family="paragraph" style:parent-style-name="Standard_20__28_user_29_">
      <style:text-properties style:font-name="sans-serif" fo:font-size="42pt" style:font-size-asian="42pt"/>
    </style:style>
    <style:style style:name="P26" style:family="paragraph" style:parent-style-name="Standard_20__28_user_29_">
      <style:paragraph-properties fo:text-align="end" style:justify-single-word="false"/>
      <style:text-properties style:font-name="sans-serif"/>
    </style:style>
    <style:style style:name="P27" style:family="paragraph" style:parent-style-name="Standard_20__28_user_29_">
      <style:paragraph-properties fo:text-align="center" style:justify-single-word="false"/>
    </style:style>
    <style:style style:name="T1" style:family="text">
      <style:text-properties style:font-name="Calibri" fo:font-size="36pt" fo:font-weight="bold" style:font-name-asian="Calibri1" style:font-size-asian="36pt" style:font-weight-asian="bold" style:font-name-complex="Calibri1" style:font-size-complex="36pt"/>
    </style:style>
    <style:style style:name="T2" style:family="text">
      <style:text-properties style:font-name="Calibri" fo:font-size="36pt" fo:font-weight="bold" officeooo:rsid="001bcdce" style:font-name-asian="Calibri1" style:font-size-asian="36pt" style:font-weight-asian="bold" style:font-name-complex="Calibri1" style:font-size-complex="36pt"/>
    </style:style>
    <style:style style:name="T3" style:family="text">
      <style:text-properties style:font-name="Calibri" fo:font-size="48pt" style:font-name-asian="Calibri1" style:font-size-asian="48pt" style:font-name-complex="Calibri1" style:font-size-complex="48pt"/>
    </style:style>
    <style:style style:name="T4" style:family="text">
      <style:text-properties style:font-name="Calibri" fo:font-size="48pt" fo:font-weight="bold" style:font-name-asian="Calibri1" style:font-size-asian="48pt" style:font-weight-asian="bold" style:font-name-complex="Calibri1" style:font-size-complex="48pt"/>
    </style:style>
    <style:style style:name="T5" style:family="text">
      <style:text-properties style:font-name="Calibri" fo:font-size="48pt" fo:font-weight="bold" officeooo:rsid="001bcdce" style:font-name-asian="Calibri1" style:font-size-asian="48pt" style:font-weight-asian="bold" style:font-name-complex="Calibri1" style:font-size-complex="48pt"/>
    </style:style>
    <style:style style:name="T6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7" style:family="text">
      <style:text-properties style:font-name="Calibri" fo:font-size="14pt" fo:font-weight="bold" style:font-size-asian="14pt" style:font-weight-asian="bold" style:font-name-complex="Calibri1" style:font-size-complex="14pt"/>
    </style:style>
    <style:style style:name="T8" style:family="text">
      <style:text-properties style:font-name="Calibri" fo:font-size="14pt" fo:font-weight="bold" officeooo:rsid="00207b1f" style:font-size-asian="14pt" style:font-weight-asian="bold" style:font-name-complex="Calibri1" style:font-size-complex="14pt"/>
    </style:style>
    <style:style style:name="T9" style:family="text">
      <style:text-properties style:font-name="Calibri" fo:font-size="14pt" fo:font-weight="bold" officeooo:rsid="00222c5e" style:font-size-asian="14pt" style:font-weight-asian="bold" style:font-name-complex="Calibri1" style:font-size-complex="14pt"/>
    </style:style>
    <style:style style:name="T10" style:family="text">
      <style:text-properties style:font-name="Calibri" fo:font-size="14pt" fo:font-weight="bold" officeooo:rsid="00241306" style:font-size-asian="14pt" style:font-weight-asian="bold" style:font-name-complex="Calibri1" style:font-size-complex="14pt"/>
    </style:style>
    <style:style style:name="T11" style:family="text">
      <style:text-properties style:font-name="Calibri" fo:font-size="14pt" fo:font-weight="bold" officeooo:rsid="0025eb3c" style:font-size-asian="14pt" style:font-weight-asian="bold" style:font-name-complex="Calibri1" style:font-size-complex="14pt"/>
    </style:style>
    <style:style style:name="T12" style:family="text">
      <style:text-properties style:font-name="Calibri" fo:font-size="14pt" fo:font-weight="bold" officeooo:rsid="002647ba" style:font-size-asian="14pt" style:font-weight-asian="bold" style:font-name-complex="Calibri1" style:font-size-complex="14pt"/>
    </style:style>
    <style:style style:name="T13" style:family="text">
      <style:text-properties style:font-name="Calibri" fo:font-size="14pt" fo:font-weight="bold" officeooo:rsid="0028e6dc" style:font-size-asian="14pt" style:font-weight-asian="bold" style:font-name-complex="Calibri1" style:font-size-complex="14pt"/>
    </style:style>
    <style:style style:name="T14" style:family="text">
      <style:text-properties style:font-name="Calibri" fo:font-size="20pt" fo:font-weight="bold" style:font-name-asian="Calibri1" style:font-size-asian="20pt" style:font-weight-asian="bold" style:font-name-complex="Calibri1" style:font-size-complex="20pt"/>
    </style:style>
    <style:style style:name="T15" style:family="text">
      <style:text-properties style:font-name="Calibri" fo:font-size="20pt" fo:font-weight="bold" style:font-size-asian="20pt" style:font-weight-asian="bold" style:font-name-complex="Calibri1" style:font-size-complex="20pt"/>
    </style:style>
    <style:style style:name="T16" style:family="text">
      <style:text-properties style:font-name="Calibri" fo:font-size="18pt" fo:font-weight="bold" style:font-size-asian="18pt" style:font-weight-asian="bold" style:font-name-complex="Calibri1" style:font-size-complex="18pt"/>
    </style:style>
    <style:style style:name="T17" style:family="text">
      <style:text-properties style:font-name="Calibri" fo:font-size="12pt" style:font-size-asian="12pt" style:font-name-complex="Calibri1" style:font-size-complex="12pt"/>
    </style:style>
    <style:style style:name="T18" style:family="text">
      <style:text-properties style:font-name="Calibri" fo:font-size="12pt" officeooo:rsid="001d499e" style:font-size-asian="12pt" style:font-name-complex="Calibri1" style:font-size-complex="12pt"/>
    </style:style>
    <style:style style:name="T19" style:family="text">
      <style:text-properties style:font-name="Calibri" fo:font-size="12pt" officeooo:rsid="001effc1" style:font-size-asian="12pt" style:font-name-complex="Calibri1" style:font-size-complex="12pt"/>
    </style:style>
    <style:style style:name="T20" style:family="text">
      <style:text-properties style:font-name="Calibri" fo:font-size="12pt" officeooo:rsid="00207b1f" style:font-size-asian="12pt" style:font-name-complex="Calibri1" style:font-size-complex="12pt"/>
    </style:style>
    <style:style style:name="T21" style:family="text">
      <style:text-properties style:font-name="Calibri" fo:font-size="12pt" officeooo:rsid="00222c5e" style:font-size-asian="12pt" style:font-name-complex="Calibri1" style:font-size-complex="12pt"/>
    </style:style>
    <style:style style:name="T22" style:family="text">
      <style:text-properties style:font-name="Calibri" fo:font-size="12pt" officeooo:rsid="00241306" style:font-size-asian="12pt" style:font-name-complex="Calibri1" style:font-size-complex="12pt"/>
    </style:style>
    <style:style style:name="T23" style:family="text">
      <style:text-properties style:font-name="Calibri" fo:font-size="12pt" officeooo:rsid="0025eb3c" style:font-size-asian="12pt" style:font-name-complex="Calibri1" style:font-size-complex="12pt"/>
    </style:style>
    <style:style style:name="T24" style:family="text">
      <style:text-properties style:font-name="Calibri" fo:font-size="12pt" officeooo:rsid="002647ba" style:font-size-asian="12pt" style:font-name-complex="Calibri1" style:font-size-complex="12pt"/>
    </style:style>
    <style:style style:name="T25" style:family="text">
      <style:text-properties style:font-name="Calibri" fo:font-size="12pt" officeooo:rsid="0028e6dc" style:font-size-asian="12pt" style:font-name-complex="Calibri1" style:font-size-complex="12pt"/>
    </style:style>
    <style:style style:name="T26" style:family="text">
      <style:text-properties style:font-name="sans-serif"/>
    </style:style>
    <style:style style:name="T27" style:family="text">
      <style:text-properties style:font-name="sans-serif" fo:font-size="46.5pt" style:font-size-asian="46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S</text:span><text:span text:style-name="T1">oftware </text:span><text:span text:style-name="T2">R</text:span><text:span text:style-name="T1">equirement </text:span><text:span text:style-name="T2">S</text:span><text:span text:style-name="T1">pecification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Proyecto</text:span></text:p>
      <text:p text:style-name="P1"><text:span text:style-name="T4">Pr</text:span><text:span text:style-name="T5">ode</text:span></text:p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6">Integrantes:</text:span></text:p>
      <text:p text:style-name="P7"><text:span text:style-name="T6">Suarez, Matias</text:span></text:p>
      <text:p text:style-name="P7"><text:span text:style-name="T6">Juarez, Agustin</text:span></text:p>
      <text:p text:style-name="P7"><text:span text:style-name="T6">Plisga, Gaston</text:span></text:p>
      <text:p text:style-name="P4"><text:soft-page-break/></text:p>
      <text:p text:style-name="P1"><text:span text:style-name="T1"><text:s/></text:span></text:p>
      <text:p text:style-name="P5"/>
      <text:p text:style-name="P1"><text:span text:style-name="T14">Universidad Nacional de Río Cuarto.</text:span></text:p>
      <text:p text:style-name="P1"><text:span text:style-name="T14">Ruta 36 - Km 601 - (5800) Río Cuarto, Cba.</text:span></text:p>
      <text:p text:style-name="P1"><text:span text:style-name="T14">Facultad de Ciencias Exactas Físico-Química y Naturales.</text:span></text:p>
      <text:p text:style-name="P1"><text:span text:style-name="T14">Departamento de Computación.</text:span></text:p>
      <text:p text:style-name="P6"/>
      <text:p text:style-name="P25"/>
      <text:p text:style-name="P27"><text:span text:style-name="T27"><text:tab/></text:span></text:p>
      <text:p text:style-name="P26"/>
      <text:p text:style-name="P9"/>
      <text:p text:style-name="Preformatted_20_Text"><text:span text:style-name="T15">1.INTRODUCCIÓN</text:span></text:p>
      <text:p text:style-name="P10"/>
      <text:p text:style-name="Preformatted_20_Text"><text:span text:style-name="T16">1.1 Propósito</text:span></text:p>
      <text:p text:style-name="P11"/>
      <text:p text:style-name="Preformatted_20_Text"><text:span text:style-name="T17"><text:s text:c="6"/></text:span><text:span text:style-name="T18">Juego virtual el cual consiste en realizar apuestas sobre los distintos partidos de una fecha en un torneo, teniendo como ganador al que acierte la mayor cantidad de resultados.</text:span></text:p>
      <text:p text:style-name="P11"><text:bookmark text:name="_GoBack"/></text:p>
      <text:p text:style-name="P11"/>
      <text:p text:style-name="Preformatted_20_Text"><text:span text:style-name="T16">1.2 Alcance</text:span></text:p>
      <text:p text:style-name="P11"/>
      <text:p text:style-name="Preformatted_20_Text"><text:span text:style-name="T17">USER</text:span></text:p>
      <text:p text:style-name="P13"/>
      <text:list xml:id="list1208821285" text:style-name="WWNum1">
        <text:list-item>
          <text:p text:style-name="P15"><text:span text:style-name="T17">Registrarse </text:span></text:p>
        </text:list-item>
        <text:list-item>
          <text:p text:style-name="P15"><text:span text:style-name="T17">Logiarse</text:span></text:p>
        </text:list-item>
        <text:list-item>
          <text:p text:style-name="P16"><text:span text:style-name="T17">Suscribirse </text:span><text:span text:style-name="T19">E</text:span><text:span text:style-name="T17">n </text:span><text:span text:style-name="T19">U</text:span><text:span text:style-name="T17">n </text:span><text:span text:style-name="T19">F</text:span><text:span text:style-name="T17">ixture </text:span></text:p>
        </text:list-item>
        <text:list-item>
          <text:p text:style-name="P16"><text:span text:style-name="T17">Predecir </text:span><text:span text:style-name="T19">U</text:span><text:span text:style-name="T17">na </text:span><text:span text:style-name="T19">F</text:span><text:span text:style-name="T17">echa</text:span></text:p>
        </text:list-item>
        <text:list-item>
          <text:p text:style-name="P20"><text:span text:style-name="T17">Ver Resultados De Los Partidos Por Fecha</text:span></text:p>
        </text:list-item>
        <text:list-item>
          <text:p text:style-name="P16"><text:span text:style-name="T17">Ver </text:span><text:span text:style-name="T19">T</text:span><text:span text:style-name="T17">abla </text:span><text:span text:style-name="T19">D</text:span><text:span text:style-name="T17">e </text:span><text:span text:style-name="T19">F</text:span><text:span text:style-name="T17">ixture</text:span></text:p>
        </text:list-item>
        <text:list-item>
          <text:p text:style-name="P23"><text:span text:style-name="T17">Ver Ganador De La Fecha</text:span></text:p>
        </text:list-item>
        <text:list-item>
          <text:p text:style-name="P23"><text:span text:style-name="T17">Ver Ganador Del Fixture</text:span></text:p>
        </text:list-item>
        <text:list-item>
          <text:p text:style-name="P16"><text:span text:style-name="T17">Salir </text:span><text:span text:style-name="T19">D</text:span><text:span text:style-name="T17">el </text:span><text:span text:style-name="T19">S</text:span><text:span text:style-name="T17">istema</text:span></text:p>
        </text:list-item>
      </text:list>
      <text:p text:style-name="P11"/>
      <text:p text:style-name="Preformatted_20_Text"><text:span text:style-name="T17">ADMIN</text:span></text:p>
      <text:p text:style-name="P13"/>
      <text:list xml:id="list2800740343" text:style-name="WWNum2">
        <text:list-item>
          <text:p text:style-name="P18"><text:span text:style-name="T17">Cargar Usuarios</text:span></text:p>
        </text:list-item>
        <text:list-item>
          <text:p text:style-name="P18"><text:span text:style-name="T17">Cargar Fixture</text:span></text:p>
        </text:list-item>
        <text:list-item>
          <text:p text:style-name="P18"><text:span text:style-name="T17">Cargar Equipos</text:span></text:p>
        </text:list-item>
        <text:list-item>
          <text:p text:style-name="P18"><text:span text:style-name="T17">Cargar Partidos</text:span></text:p>
        </text:list-item>
        <text:list-item>
          <text:p text:style-name="P18"><text:span text:style-name="T17">Cargar Fechas</text:span></text:p>
        </text:list-item>
        <text:list-item>
          <text:p text:style-name="P18"><text:soft-page-break/><text:span text:style-name="T17">Cargar Resultado</text:span><text:span text:style-name="T19">s De Los Partidos</text:span></text:p>
        </text:list-item>
        <text:list-item>
          <text:p text:style-name="P19"><text:span text:style-name="T17">Calcular Ganador De Una Fecha</text:span></text:p>
        </text:list-item>
        <text:list-item>
          <text:p text:style-name="P19"><text:span text:style-name="T17">Calcular Ganador De Un Fixture</text:span></text:p>
        </text:list-item>
        <text:list-item>
          <text:p text:style-name="P19"><text:span text:style-name="T17">Editar Usuarios</text:span></text:p>
        </text:list-item>
        <text:list-item>
          <text:p text:style-name="P19"><text:span text:style-name="T17">Editar Fixture</text:span></text:p>
        </text:list-item>
        <text:list-item>
          <text:p text:style-name="P19"><text:span text:style-name="T17">Editar Equipos</text:span></text:p>
        </text:list-item>
        <text:list-item>
          <text:p text:style-name="P19"><text:span text:style-name="T17">Editar Partidos</text:span></text:p>
        </text:list-item>
        <text:list-item>
          <text:p text:style-name="P19"><text:span text:style-name="T17">Editar Fechas</text:span></text:p>
        </text:list-item>
        <text:list-item>
          <text:p text:style-name="P19"><text:span text:style-name="T17">Eliminar Usuarios</text:span></text:p>
        </text:list-item>
        <text:list-item>
          <text:p text:style-name="P19"><text:span text:style-name="T17">Eliminar Fixture</text:span></text:p>
        </text:list-item>
        <text:list-item>
          <text:p text:style-name="P19"><text:span text:style-name="T17">Eliminar Equipos</text:span></text:p>
        </text:list-item>
        <text:list-item>
          <text:p text:style-name="P19"><text:span text:style-name="T17">Eliminar Partidos</text:span></text:p>
        </text:list-item>
        <text:list-item>
          <text:p text:style-name="P19"><text:span text:style-name="T17">Eliminar Fechas</text:span></text:p>
        </text:list-item>
        <text:list-item>
          <text:p text:style-name="P19"><text:span text:style-name="T17">Salir Del Sistema</text:span></text:p>
          <text:p text:style-name="P19"><text:span text:style-name="T17"/></text:p>
          <text:p text:style-name="P18"><text:span text:style-name="T17"/></text:p>
          <text:p text:style-name="P17"><text:span text:style-name="T17"/></text:p>
        </text:list-item>
      </text:list>
      <text:p text:style-name="Preformatted_20_Text"><text:span text:style-name="T16">1.3 Referencias</text:span><text:bookmark text:name="_Hlk495413379"/></text:p>
      <text:p text:style-name="Preformatted_20_Text"><text:span text:style-name="T17"/></text:p>
      <text:p text:style-name="P11">http://cs.csub.edu/~ajuban/4350/project/other/srs.pdf</text:p>
      <text:p text:style-name="P11"/>
      <text:p text:style-name="Preformatted_20_Text"><text:span text:style-name="T16">1.4 Visión Global</text:span></text:p>
      <text:p text:style-name="P11"/>
      <text:p text:style-name="Preformatted_20_Text"><text:span text:style-name="T17">En el presente documento se encontrará la información acerca de las características del producto de software, características de los usuarios, descripción de los requerimientos funcionales, no funcionales y del sistema.</text:span></text:p>
      <text:p text:style-name="P14"/>
      <text:p text:style-name="P11"/>
      <text:p text:style-name="Preformatted_20_Text"><text:span text:style-name="T15">2 REQUISITOS ESPECÍFICOS:</text:span></text:p>
      <text:p text:style-name="P11"/>
      <text:p text:style-name="Preformatted_20_Text"><text:span text:style-name="T16">2.1 Requerimientos de interfaces externas</text:span></text:p>
      <text:p text:style-name="Preformatted_20_Text"><text:span text:style-name="T17"><text:tab/></text:span></text:p>
      <text:p text:style-name="P11"/>
      <text:p text:style-name="Preformatted_20_Text"><text:span text:style-name="T16">2.2 REQUERIMIENTOS FUNCIONALES.</text:span></text:p>
      <text:p text:style-name="P11"/>
      <text:p text:style-name="Preformatted_20_Text"><text:span text:style-name="T17">--Funcionalidades como usuario--</text:span></text:p>
      <text:p text:style-name="P11"/>
      <text:p text:style-name="Preformatted_20_Text"><text:span text:style-name="T7">2.2.</text:span><text:span text:style-name="T8">1</text:span><text:span text:style-name="T7"> Registrarme (Sign in).</text:span></text:p>
      <text:p text:style-name="Preformatted_20_Text"><text:span text:style-name="T17"><text:tab/>-Como usuario quiero poder registrarme para utilizar todas las funcionalidades del sistema y conservar mis avances.</text:span></text:p>
      <text:p text:style-name="P11"/>
      <text:p text:style-name="Preformatted_20_Text"><text:span text:style-name="T7">2.2.</text:span><text:span text:style-name="T8">2</text:span><text:span text:style-name="T7"> Ingresar al Sistema (Log in).</text:span></text:p>
      <text:p text:style-name="Preformatted_20_Text"><text:span text:style-name="T17"><text:tab/>- Como usuario registrado quiero poder iniciar sesión.</text:span></text:p>
      <text:p text:style-name="P11"/>
      <text:p text:style-name="Preformatted_20_Text"><text:span text:style-name="T7">2.2.</text:span><text:span text:style-name="T8">3</text:span><text:span text:style-name="T7"> </text:span><text:span text:style-name="T8">Suscribirme a un Fixture</text:span></text:p>
      <text:p text:style-name="Preformatted_20_Text"><text:span text:style-name="T17"><text:tab/>- Como usuario quiero comenzar un </text:span><text:span text:style-name="T20">fixture, el cual consta de N fechas con N partidos por cada fecha, cargados por el administrador.</text:span></text:p>
      <text:p text:style-name="P11"/>
      <text:p text:style-name="Preformatted_20_Text"><text:span text:style-name="T7">2.2.</text:span><text:span text:style-name="T8">4</text:span><text:span text:style-name="T7"> </text:span><text:span text:style-name="T8">Predecir una fecha</text:span></text:p>
      <text:p text:style-name="Preformatted_20_Text"><text:span text:style-name="T17"><text:tab/>- Como usuario quiero poder </text:span><text:span text:style-name="T20">cargar los resultados de los partidos de una fecha.</text:span></text:p>
      <text:p text:style-name="P11"><text:soft-page-break/></text:p>
      <text:p text:style-name="Preformatted_20_Text"><text:span text:style-name="T7">2.2.</text:span><text:span text:style-name="T8">5</text:span><text:span text:style-name="T7"> </text:span><text:span text:style-name="T8">Ver </text:span><text:span text:style-name="T9">resultados de los partidos por fecha</text:span></text:p>
      <text:p text:style-name="Preformatted_20_Text"><text:span text:style-name="T17"><text:s text:c="6"/>- </text:span><text:span text:style-name="T20">Como usuario quiero poder </text:span><text:span text:style-name="T21">ver cuales fueron los resultados de cada partido en una fecha.</text:span></text:p>
      <text:p text:style-name="P11"/>
      <text:p text:style-name="Preformatted_20_Text"><text:span text:style-name="T7">2.2.</text:span><text:span text:style-name="T9">6</text:span><text:span text:style-name="T7"> </text:span><text:span text:style-name="T9">Ver tabla del Fixture</text:span></text:p>
      <text:p text:style-name="Preformatted_20_Text"><text:span text:style-name="T17"><text:s text:c="6"/>- </text:span><text:span text:style-name="T21">Como usuario quiero poder ver la tabla del fixture, ordenada por la cantidad de puntos obtenidos por los usuarios en todas las fechas jugadas hasta el momento.</text:span></text:p>
      <text:p text:style-name="Preformatted_20_Text"><text:span text:style-name="T21"/></text:p>
      <text:p text:style-name="P24"><text:span text:style-name="T7">2.2.</text:span><text:span text:style-name="T13">7</text:span><text:span text:style-name="T7"> </text:span><text:span text:style-name="T9">Ver</text:span><text:span text:style-name="T13"> ganador de la Fecha</text:span></text:p>
      <text:p text:style-name="P24"><text:span text:style-name="T21"><text:s text:c="6"/>- Como usuario quiero poder ver </text:span><text:span text:style-name="T25">quienes obtuvieron la mayor cantidad de puntos en una fecha.</text:span></text:p>
      <text:p text:style-name="P24"><text:span text:style-name="T25"/></text:p>
      <text:p text:style-name="P24"><text:span text:style-name="T7">2.2.</text:span><text:span text:style-name="T13">8</text:span><text:span text:style-name="T7"> </text:span><text:span text:style-name="T9">Ver </text:span><text:span text:style-name="T13">ganador del Fixture</text:span></text:p>
      <text:p text:style-name="P24"><text:span text:style-name="T25"><text:s text:c="6"/>- </text:span><text:span text:style-name="T21">Como usuario quiero poder ver </text:span><text:span text:style-name="T25">quienes obtuvieron la mayor cantidad de puntos en todas las fechas del fixture.</text:span></text:p>
      <text:p text:style-name="P11"/>
      <text:p text:style-name="Preformatted_20_Text"><text:span text:style-name="T7">2.2.</text:span><text:span text:style-name="T13">9</text:span><text:span text:style-name="T7"> S</text:span><text:span text:style-name="T9">alir del Sistema</text:span></text:p>
      <text:p text:style-name="Preformatted_20_Text"><text:span text:style-name="T17"><text:s text:c="6"/>- </text:span><text:span text:style-name="T21">Como usuario quiero poder salir del sistema.</text:span></text:p>
      <text:p text:style-name="P13"/>
      <text:p text:style-name="Preformatted_20_Text"><text:span text:style-name="T17">--Funcionalidades como administrador--</text:span></text:p>
      <text:p text:style-name="P11"/>
      <text:p text:style-name="Preformatted_20_Text"><text:span text:style-name="T7">2.2.</text:span><text:span text:style-name="T13">10</text:span><text:span text:style-name="T7"> </text:span><text:span text:style-name="T9">Cargar </text:span><text:span text:style-name="T10">U</text:span><text:span text:style-name="T9">suarios</text:span></text:p>
      <text:p text:style-name="Preformatted_20_Text"><text:span text:style-name="T17"><text:tab/>- </text:span><text:span text:style-name="T21">Como administrador quiero poder cargar distintos usuarios al sistema.</text:span></text:p>
      <text:p text:style-name="P11"/>
      <text:p text:style-name="Preformatted_20_Text"><text:span text:style-name="T7">2.2.</text:span><text:span text:style-name="T13">11</text:span><text:span text:style-name="T7"> </text:span><text:span text:style-name="T10">Cargar Fixture</text:span></text:p>
      <text:p text:style-name="Preformatted_20_Text"><text:span text:style-name="T17"><text:tab/>- Como administrador quiero poder </text:span><text:span text:style-name="T22">crear un nuevo fixture.</text:span></text:p>
      <text:p text:style-name="P11"/>
      <text:p text:style-name="Preformatted_20_Text"><text:span text:style-name="T7">2.2.1</text:span><text:span text:style-name="T13">2</text:span><text:span text:style-name="T7"> </text:span><text:span text:style-name="T10">Cargar Equipos</text:span></text:p>
      <text:p text:style-name="Preformatted_20_Text"><text:span text:style-name="T17"><text:tab/>- Como administrador quiero poder </text:span><text:span text:style-name="T22">cargar nuevos equipos.</text:span></text:p>
      <text:p text:style-name="P11"/>
      <text:p text:style-name="Preformatted_20_Text"><text:span text:style-name="T7">2.2.1</text:span><text:span text:style-name="T13">3</text:span><text:span text:style-name="T7"> C</text:span><text:span text:style-name="T10">argar Fechas</text:span></text:p>
      <text:p text:style-name="Preformatted_20_Text"><text:span text:style-name="T17"><text:tab/>- Como administrador quiero poder </text:span><text:span text:style-name="T22">cargar nuevas fechas las cuales pertenecen a un fixture.</text:span></text:p>
      <text:p text:style-name="P11"/>
      <text:p text:style-name="Preformatted_20_Text"><text:span text:style-name="T7">2.2.1</text:span><text:span text:style-name="T13">4</text:span><text:span text:style-name="T7"> </text:span><text:span text:style-name="T10">Cargar Partidos</text:span></text:p>
      <text:p text:style-name="Preformatted_20_Text"><text:span text:style-name="T17"><text:tab/>- <text:s/>Como administrador quiero poder </text:span><text:span text:style-name="T22">cargar nuevos partidos los cuales pertenecen a una fecha.</text:span></text:p>
      <text:p text:style-name="P11"/>
      <text:p text:style-name="Preformatted_20_Text"><text:span text:style-name="T7">2.2.</text:span><text:span text:style-name="T10">1</text:span><text:span text:style-name="T13">5</text:span><text:span text:style-name="T7"> </text:span><text:span text:style-name="T10">Cargar resultados de los Partidos</text:span></text:p>
      <text:p text:style-name="Preformatted_20_Text"><text:span text:style-name="T17"><text:tab/>- Como administrador quiero poder </text:span><text:span text:style-name="T22">cargar todos los resultados de los partidos de una fecha.</text:span></text:p>
      <text:p text:style-name="Preformatted_20_Text"><text:span text:style-name="T22"/></text:p>
      <text:p text:style-name="Preformatted_20_Text"><text:span text:style-name="T7">2.2.</text:span><text:span text:style-name="T10">1</text:span><text:span text:style-name="T13">6</text:span><text:span text:style-name="T7"> </text:span><text:span text:style-name="T10">Calcular ganador de una Fecha</text:span></text:p>
      <text:p text:style-name="Preformatted_20_Text"><text:span text:style-name="T17"><text:tab/>- Como administrador quiero poder </text:span><text:span text:style-name="T22">calcular que usuario</text:span><text:span text:style-name="T23">s</text:span><text:span text:style-name="T22"> obtuv</text:span><text:span text:style-name="T23">ieron </text:span><text:span text:style-name="T22">mayor puntaje en una fecha.</text:span></text:p>
      <text:p text:style-name="P11"/>
      <text:p text:style-name="Preformatted_20_Text"><text:span text:style-name="T7">2.2.</text:span><text:span text:style-name="T10">1</text:span><text:span text:style-name="T13">7</text:span><text:span text:style-name="T7"> </text:span><text:span text:style-name="T10">Calcular ganador de un Fixture</text:span></text:p>
      <text:p text:style-name="Preformatted_20_Text"><text:span text:style-name="T17"><text:tab/>- Como administrador quiero poder </text:span><text:span text:style-name="T22">calcular </text:span><text:span text:style-name="T23">que usuarios obtuvieron mayor punntaje en todas las fechas.</text:span></text:p>
      <text:p text:style-name="P11"/>
      <text:p text:style-name="Preformatted_20_Text"><text:soft-page-break/><text:span text:style-name="T7">2.2.</text:span><text:span text:style-name="T11">1</text:span><text:span text:style-name="T13">8</text:span><text:span text:style-name="T11"> Editar Usuarios</text:span></text:p>
      <text:p text:style-name="Preformatted_20_Text"><text:span text:style-name="T17"><text:tab/>- Como administrador quiero poder</text:span><text:span text:style-name="T23"> editar un usuario ya registrado.</text:span></text:p>
      <text:p text:style-name="P13"/>
      <text:p text:style-name="Preformatted_20_Text"><text:span text:style-name="T7">2.2.</text:span><text:span text:style-name="T11">1</text:span><text:span text:style-name="T13">9</text:span><text:span text:style-name="T11"> Editar Fixture</text:span></text:p>
      <text:p text:style-name="Preformatted_20_Text"><text:span text:style-name="T17"><text:tab/>- Como administrador quiero poder </text:span><text:span text:style-name="T23">editar el fixture.</text:span></text:p>
      <text:p text:style-name="Preformatted_20_Text"><text:span text:style-name="T23"/></text:p>
      <text:p text:style-name="Preformatted_20_Text"><text:span text:style-name="T7">2.2.</text:span><text:span text:style-name="T13">20</text:span><text:span text:style-name="T11"> Editar Equipos</text:span></text:p>
      <text:p text:style-name="Preformatted_20_Text"><text:span text:style-name="T17"><text:tab/>- Como administrador quiero poder </text:span><text:span text:style-name="T23">editar la informacion de un equipo.</text:span></text:p>
      <text:p text:style-name="P12"/>
      <text:p text:style-name="Preformatted_20_Text"><text:span text:style-name="T7">2.2.</text:span><text:span text:style-name="T13">21</text:span><text:span text:style-name="T11"> Editar Partidos</text:span></text:p>
      <text:p text:style-name="Preformatted_20_Text"><text:span text:style-name="T17"><text:tab/>- Como administrador quiero poder</text:span><text:span text:style-name="T23"> editar la informacion de un partido.</text:span></text:p>
      <text:p text:style-name="P11"/>
      <text:p text:style-name="Preformatted_20_Text"><text:span text:style-name="T7">2.2.</text:span><text:span text:style-name="T11">2</text:span><text:span text:style-name="T13">2</text:span><text:span text:style-name="T7"> </text:span><text:span text:style-name="T11">Editar Fechas</text:span></text:p>
      <text:p text:style-name="Preformatted_20_Text"><text:span text:style-name="T17"><text:tab/>- Como administrador quiero poder </text:span><text:span text:style-name="T23">editar las distintas fechas del fixture.</text:span></text:p>
      <text:p text:style-name="P11"/>
      <text:p text:style-name="Preformatted_20_Text"><text:span text:style-name="T7">2.2.2</text:span><text:span text:style-name="T13">3</text:span><text:span text:style-name="T11"> Eliminar Usuarios</text:span></text:p>
      <text:p text:style-name="Preformatted_20_Text"><text:span text:style-name="T17"><text:tab/>- Como administrador quiero poder </text:span><text:span text:style-name="T23">eliminar algun usuario ya registrado.</text:span></text:p>
      <text:p text:style-name="P11"/>
      <text:p text:style-name="Preformatted_20_Text"><text:span text:style-name="T7">2.2.2</text:span><text:span text:style-name="T13">4</text:span><text:span text:style-name="T11"> Eliminar Fixture</text:span></text:p>
      <text:p text:style-name="Preformatted_20_Text"><text:span text:style-name="T17"><text:tab/>- Como administrador quiero poder </text:span><text:span text:style-name="T23">eliminar el fixture.</text:span></text:p>
      <text:p text:style-name="Preformatted_20_Text"><text:span text:style-name="T23"/></text:p>
      <text:p text:style-name="P21"><text:span text:style-name="T7">2.2.2</text:span><text:span text:style-name="T13">5</text:span><text:span text:style-name="T11"> Eliminar Equipos</text:span></text:p>
      <text:p text:style-name="P21"><text:span text:style-name="T23"><text:tab/>- Como administrador quiero poder eliminar los equipos de un fixture.</text:span></text:p>
      <text:p text:style-name="P21"><text:span text:style-name="T23"/></text:p>
      <text:p text:style-name="P21"><text:span text:style-name="T7">2.2.2</text:span><text:span text:style-name="T13">6</text:span><text:span text:style-name="T11"> Eliminar Partidos</text:span></text:p>
      <text:p text:style-name="P21"><text:span text:style-name="T23"><text:tab/>- Como administrador quiero poder eliminar partidos del fixture.</text:span></text:p>
      <text:p text:style-name="P21"><text:span text:style-name="T23"/></text:p>
      <text:p text:style-name="P21"><text:span text:style-name="T7">2.2.2</text:span><text:span text:style-name="T13">7</text:span><text:span text:style-name="T11"> Eliminar Fechas</text:span></text:p>
      <text:p text:style-name="P21"><text:span text:style-name="T23"><text:tab/>- Como administrador quiero poder eliminar fechas del fixture.</text:span></text:p>
      <text:p text:style-name="P21"><text:span text:style-name="T23"/></text:p>
      <text:p text:style-name="P22"><text:span text:style-name="T7">2.2.</text:span><text:span text:style-name="T12">2</text:span><text:span text:style-name="T13">8</text:span><text:span text:style-name="T7"> S</text:span><text:span text:style-name="T9">alir del Sistema</text:span></text:p>
      <text:p text:style-name="P22"><text:span text:style-name="T23"><text:s text:c="6"/>- </text:span><text:span text:style-name="T21">Como </text:span><text:span text:style-name="T24">administrador</text:span><text:span text:style-name="T21"> quiero poder salir del sistema.</text:span></text:p>
      <text:p text:style-name="Preformatted_20_Text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</meta:initial-creator>
    <meta:editing-cycles>8</meta:editing-cycles>
    <meta:creation-date>2017-10-10T18:49:00</meta:creation-date>
    <dc:date>2018-04-10T16:47:52.246238743</dc:date>
    <meta:editing-duration>PT19M12S</meta:editing-duration>
    <meta:generator>LibreOffice/5.4.5.1$Linux_X86_64 LibreOffice_project/40m0$Build-1</meta:generator>
    <meta:document-statistic meta:table-count="0" meta:image-count="0" meta:object-count="0" meta:page-count="5" meta:paragraph-count="116" meta:word-count="706" meta:character-count="4546" meta:non-whitespace-character-count="39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